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14 / 27</text:p>
      <text:list xml:id="list4937270121" text:style-name="WWNum1">
        <text:list-header>
          <text:p text:style-name="P3">14.<text:tab/>With respect to the illustration found at time marker 5:50 of the ESaaS Ch. 2.4: 3-tier shared-nothing architecture &amp; scaling lecture lecture in SPOC I of the typical physical hardware configuration for developer, medium scale deployment and large-scale deployment of a SaaS application, show how the these hardware configurations map to the various parts and layers of the logical architecture, as well as the implementation software. <text:s/>In addition to your explanatory text, draw and label a complete diagram depicting the hardware-logical-software layers, scan it, and paste it into your document.</text:p>
          <text:list>
            <text:list-item>
              <text:p text:style-name="P1">at the client-server layer.</text:p>
            </text:list-item>
            <text:list-item>
              <text:p text:style-name="P1">at the three-tier shared nothing layer.</text:p>
            </text:list-item>
            <text:list-item>
              <text:p text:style-name="P1">at the model-view-controller layer within the application tier.</text:p>
            </text:list-item>
            <text:list-item>
              <text:p text:style-name="P1">at the software implementation layer within the model-view-controller layer.</text:p>
            </text:list-item>
          </text:list>
        </text:list-header>
      </text:list>
      <text:p text:style-name="List_20_Paragraph"/>
      <text:p text:style-name="List_20_Paragraph"/>
      <text:p text:style-name="P2">27. Some Plan and Document process models employ Formal Methods. <text:s/>The Cleanroom process model, described in <text:span text:style-name="T1">Appendix C</text:span> is one of these.</text:p>
      <text:list xml:id="list70673487" text:continue-numbering="true" text:style-name="WWNum1">
        <text:list-item>
          <text:list>
            <text:list-item>
              <text:p text:style-name="P1">What would be the advantages or disadvantages of replacing unit testing with inspection and formal verification (is it practical? <text:s/>would it be sufficiently accurate?)</text:p>
            </text:list-item>
            <text:list-item>
              <text:p text:style-name="P1">Discuss the following: <text:s/>According to the Cleanroom philosophy, using the operational profile would concentrate testing on the most common modes and usages, and therefore should theoretically detect the most integration/system faults. <text:s/>However, a different way of looking at this is that transition situations and seldom used options/paths are often the most complex and failure prone, and that testing should focus on these cases instead. </text:p>
            </text:list-item>
          </text:list>
        </text:list-item>
      </text:list>
      <text:p text:style-name="P2">Although Cleanroom may seem to be the antithesis of Agile, are there any similarities between its practices and any Agile practices (Are there <text:span text:style-name="T1">any</text:span> 'best practices' they hold in common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Malecki</meta:initial-creator>
    <meta:creation-date>2014-12-15T11:44:47</meta:creation-date>
    <meta:generator>LibreOffice/3.5$Linux_X86_64 LibreOffice_project/350m1$Build-2</meta:generator>
    <dc:date>2014-12-15T11:46:38</dc:date>
    <dc:creator>Benjamin Malecki</dc:creator>
    <meta:editing-duration>P0D</meta:editing-duration>
    <meta:editing-cycles>1</meta:editing-cycles>
    <meta:document-statistic meta:table-count="0" meta:image-count="0" meta:object-count="0" meta:page-count="1" meta:paragraph-count="10" meta:word-count="268" meta:character-count="951" meta:non-whitespace-character-count="1503"/>
  </office:meta>
</office:document-meta>
</file>